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9a1e" officeooo:paragraph-rsid="00039a1e"/>
    </style:style>
    <style:style style:name="P2" style:family="paragraph" style:parent-style-name="Standard" style:list-style-name="L1">
      <style:text-properties officeooo:rsid="00039a1e" officeooo:paragraph-rsid="00039a1e"/>
    </style:style>
    <style:style style:name="P3" style:family="paragraph" style:parent-style-name="Standard">
      <style:text-properties fo:font-weight="bold" officeooo:rsid="00039a1e" officeooo:paragraph-rsid="00039a1e" style:font-weight-asian="bold" style:font-weight-complex="bold"/>
    </style:style>
    <style:style style:name="P4" style:family="paragraph" style:parent-style-name="Standard" style:list-style-name="L2">
      <style:text-properties fo:font-weight="normal" officeooo:rsid="0004dc91" officeooo:paragraph-rsid="0004dc91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6477b" officeooo:paragraph-rsid="0006477b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76cc1" officeooo:paragraph-rsid="00076cc1" style:font-weight-asian="normal" style:font-weight-complex="normal"/>
    </style:style>
    <style:style style:name="T1" style:family="text">
      <style:text-properties officeooo:rsid="0006477b"/>
    </style:style>
    <style:style style:name="T2" style:family="text">
      <style:text-properties officeooo:rsid="00076c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tapas durante a utilização do estacionameto:</text:p>
      <text:list xml:id="list728646025" text:style-name="L1">
        <text:list-item>
          <text:p text:style-name="P2">O cliente chega com o veículo no estacionamento.</text:p>
        </text:list-item>
        <text:list-item>
          <text:p text:style-name="P2">O Sistema identifica a placa do veículo e registra a data e hora da chegada.</text:p>
        </text:list-item>
        <text:list-item>
          <text:p text:style-name="P2">O sistema emite um ticket de estacionamento com o código de barra identificado o registro.</text:p>
        </text:list-item>
        <text:list-item>
          <text:p text:style-name="P2">Quando o cliente esta pronto para ir embora, dirige-se até o balcão para quitar o débito.</text:p>
        </text:list-item>
        <text:list-item>
          <text:p text:style-name="P2">Na hora de saída o cliente apresenta o ticket no leitor na saída.</text:p>
        </text:list-item>
        <text:list-item>
          <text:p text:style-name="P2">O sistema efetua a leitura do código de barra para identificar o registro.</text:p>
        </text:list-item>
        <text:list-item>
          <text:p text:style-name="P2">Estando o ticket quitado a cancela é erguida liberando a saída do veículo.</text:p>
        </text:list-item>
      </text:list>
      <text:p text:style-name="P1"/>
      <text:p text:style-name="P1"/>
      <text:p text:style-name="P3">Processo do sistema:</text:p>
      <text:list xml:id="list2721626953" text:style-name="L2">
        <text:list-item>
          <text:p text:style-name="P4">Cadastro do registro: os dados referentes a placa do veículo, data e hora da chegada são registradas na base de dados e é gerando um ID para identificar o serviço.</text:p>
        </text:list-item>
        <text:list-item>
          <text:p text:style-name="P4">Quitação do serviço: o ID é informado e é feito o calculo usando a duração do tempo entre chegada e quitação. <text:span text:style-name="T2">U</text:span>tilizando com base de calculo uma tabela de valore de acordo com a duração, é registrado no sistema a data, hora e valor pago <text:span text:style-name="T2">pelo </text:span>serviço.</text:p>
        </text:list-item>
        <text:list-item>
          <text:p text:style-name="P4">Liberação da saída: é solicitada a saída, o sistema irá verificar as seguintes possibilidades.</text:p>
          <text:list>
            <text:list-item>
              <text:p text:style-name="P4">O serviço não foi quitado. <text:span text:style-name="T2">O</text:span> estado liberar continua falso <text:span text:style-name="T1">(não foi realizado o pagamento do ticket)</text:span>.</text:p>
            </text:list-item>
            <text:list-item>
              <text:p text:style-name="P4">O serviço foi quitado, porém a duração entre a quitação e solicitação extrapolou um limite preestabelecido. <text:span text:style-name="T2">O </text:span>estado liberar continua falso <text:span text:style-name="T1">(para evitar que o ticket seja pago na chegada e o cliente fique mais tempo que o necessário entre chegar ao veículo e sair no estacionamento)</text:span>.</text:p>
            </text:list-item>
            <text:list-item>
              <text:p text:style-name="P4">O serviço foi quitado, porém o <text:span text:style-name="T1">ID trata-se de um registro que já foi finalizado, pois o veículo já havia saído anteriormente, o estado liberar continua falso (o cliente usou um ticket mais de uma vez).</text:span></text:p>
            </text:list-item>
            <text:list-item>
              <text:p text:style-name="P5">O serviço foi quitado e o tempo limite está dentro do valor preestabelecido. <text:span text:style-name="T2">O</text:span> estado liberado é verdadeiro.</text:p>
            </text:list-item>
          </text:list>
        </text:list-item>
        <text:list-item>
          <text:p text:style-name="P6">Finalização do serviço: o sistema registra o serviço como finaliza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34:27.015370073</meta:creation-date>
    <dc:date>2019-01-09T11:13:25.134742553</dc:date>
    <meta:editing-duration>PT16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336" meta:character-count="1896" meta:non-whitespace-character-count="1576"/>
  </office:meta>
</office:document-meta>
</file>